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6C227259A24A5A1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99cm, 4.439cm, 16.673cm, 4.86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63cm" svg:height="22.099cm" svg:x="0.992cm" svg:y="2.092cm">
          <draw:image xlink:href="Pictures/10000000000005E8000007E06C227259A24A5A1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2-24T11:00:08.194888720</dc:date>
    <meta:editing-duration>PT3M36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